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27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 style:data-style-name="N127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7" style:family="table-cell" style:parent-style-name="Default" style:data-style-name="N127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 style:data-style-name="N127">
      <style:table-cell-properties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fo:background-color="#ff6d6d"/>
    </style:style>
    <style:style style:name="gr1" style:family="graphic" style:parent-style-name="Note">
      <style:graphic-properties fo:min-height="15.99mm" loext:decorative="false"/>
      <style:paragraph-properties style:writing-mode="lr-tb"/>
    </style:style>
    <style:style style:name="P1" style:family="paragraph">
      <style:paragraph-properties fo:margin-top="4.2mm" fo:margin-bottom="3.5mm" fo:text-align="start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ce5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mH</text:p>
          </table:table-cell>
          <table:covered-table-cell table:style-name="ce2"/>
          <table:table-cell table:style-name="ce1" office:value-type="string" calcext:value-type="string" table:number-columns-spanned="5" table:number-rows-spanned="1">
            <text:p>pF</text:p>
          </table:table-cell>
          <table:covered-table-cell table:number-columns-repeated="3" table:style-name="ce2"/>
          <table:covered-table-cell table:style-name="ce8"/>
          <table:table-cell/>
        </table:table-row>
        <table:table-row table:style-name="ro1">
          <table:table-cell/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C1 Hand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4 Tunning</text:p>
          </table:table-cell>
          <table:table-cell table:style-name="ce8" office:value-type="string" calcext:value-type="string">
            <text:p>BF256B Parasitics + wire</text:p>
          </table:table-cell>
          <table:table-cell office:value-type="string" calcext:value-type="string">
            <text:p>Multisim refs</text:p>
          </table:table-cell>
        </table:table-row>
        <table:table-row table:style-name="ro1">
          <table:table-cell/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0" calcext:value-type="float">
            <text:p>120</text:p>
          </table:table-cell>
          <table:table-cell table:style-name="ce8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style-name="ce4" table:formula="of:=[.B3]*0.001" office:value-type="float" office:value="0.0015" calcext:value-type="float">
            <text:p>1,50E-03</text:p>
          </table:table-cell>
          <table:table-cell table:style-name="ce4" table:formula="of:=[.C3]*0.001" office:value-type="float" office:value="0.001" calcext:value-type="float">
            <text:p>1,00E-03</text:p>
          </table:table-cell>
          <table:table-cell table:style-name="ce4" table:formula="of:=[.D3]*0.000000000001" office:value-type="float" office:value="0.000000000005" calcext:value-type="float">
            <text:p>5,00E-12</text:p>
          </table:table-cell>
          <table:table-cell table:style-name="ce4" table:formula="of:=[.E3]*0.000000000001" office:value-type="float" office:value="0.000000000056" calcext:value-type="float">
            <text:p>56,00E-12</text:p>
          </table:table-cell>
          <table:table-cell table:style-name="ce4" table:formula="of:=[.F3]*0.000000000001" office:value-type="float" office:value="0.000000000033" calcext:value-type="float">
            <text:p>33,00E-12</text:p>
          </table:table-cell>
          <table:table-cell table:style-name="ce4" table:formula="of:=[.G3]*0.000000000001" office:value-type="float" office:value="0.00000000012" calcext:value-type="float">
            <text:p>120,00E-12</text:p>
          </table:table-cell>
          <table:table-cell table:style-name="ce4" table:formula="of:=[.H3]*0.000000000001" office:value-type="float" office:value="0.000000000018" calcext:value-type="float">
            <text:p>18,00E-12</text:p>
          </table:table-cell>
          <table:table-cell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5-6</text:p>
          </table:table-cell>
          <table:table-cell table:style-name="ce5" table:number-columns-repeated="2"/>
          <table:table-cell table:style-name="ce5" office:value-type="string" calcext:value-type="string">
            <text:p>100-127</text:p>
          </table:table-cell>
          <table:table-cell office:value-type="string" calcext:value-type="string">
            <text:p>~5</text:p>
          </table:table-cell>
          <table:table-cell/>
        </table:table-row>
        <table:table-row table:style-name="ro1" table:number-rows-repeated="2">
          <table:table-cell/>
          <table:table-cell table:style-name="ce5" table:number-columns-repeated="6"/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L equiv</text:p>
          </table:table-cell>
          <table:covered-table-cell table:style-name="ce8"/>
          <table:table-cell table:style-name="ce6" office:value-type="string" calcext:value-type="string" table:number-columns-spanned="4" table:number-rows-spanned="1">
            <text:p>C equiv</text:p>
          </table:table-cell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7" table:formula="of:=[.B4]+[.C4]" office:value-type="float" office:value="0.0025" calcext:value-type="float" table:number-columns-spanned="2" table:number-rows-spanned="1">
            <text:p>2,50E-03</text:p>
          </table:table-cell>
          <table:covered-table-cell table:style-name="ce9"/>
          <table:table-cell table:style-name="ce7" table:formula="of:=(((([.D4]*[.E4])/([.D4]+[.E4]))+[.G4])*[.F4])/(((([.D4]*[.E4])/([.D4]+[.E4]))+[.G4])+[.F4])+[.H4]" office:value-type="float" office:value="0.0000000000440896702382191" calcext:value-type="float" table:number-columns-spanned="4" table:number-rows-spanned="1">
            <text:p>44,09E-12</text:p>
          </table:table-cell>
          <table:covered-table-cell table:number-columns-repeated="3" table:style-name="ce9"/>
          <table:table-cell table:number-columns-repeated="2"/>
        </table:table-row>
        <table:table-row table:style-name="ro1" table:number-rows-repeated="2">
          <table:table-cell/>
          <table:table-cell table:style-name="ce5" table:number-columns-repeated="6"/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f</text:p>
          </table:table-cell>
          <table:covered-table-cell table:number-columns-repeated="5" table:style-name="ce8"/>
          <table:table-cell table:number-columns-repeated="2"/>
        </table:table-row>
        <table:table-row table:style-name="ro1">
          <table:table-cell/>
          <table:table-cell table:style-name="ce7" table:formula="of:=1/((2*3.1415)*SQRT([.B9]*[.D9]))" office:value-type="float" office:value="479396.115479624" calcext:value-type="float" table:number-columns-spanned="6" table:number-rows-spanned="1">
            <text:p>479,40E+03</text:p>
          </table:table-cell>
          <table:covered-table-cell table:number-columns-repeated="5" table:style-name="ce8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10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ce10"/>
          <table:table-cell table:style-name="ce10">
            <office:annotation draw:style-name="gr1" svg:width="28.99mm" svg:height="165.71mm" svg:x="118.89mm" svg:y="61.76mm" draw:caption-point-x="-6.1mm" draw:caption-point-y="15.1mm">
              <dc:creator>Unknown Author</dc:creator>
              <dc:date>2026-04-13T21:07:00</dc:date>
              <text:p text:style-name="P1">If you wish to maintain precise and stable operation at 470 kHz:</text:p>
              <text:p text:style-name="P1">Use C0G/NP0 capacitors for the 27 pF, 33 pF, and 150 pF components. </text:p>
              <text:p text:style-name="P1">Keep wiring short and avoid breadboards for final assembly. </text:p>
              <text:p text:style-name="P1">Use a regulated and low-noise 12 V supply. </text:p>
              <text:p text:style-name="P1">Add a 2–10 pF trimmer in parallel with the 27 pF capacitor for fine adjustment. </text:p>
              <text:p text:style-name="P1">Ensure the inductors are high-Q and mechanically stable. </text:p>
              <text:p text:style-name="P1">Minimize nearby metallic objects that could alter antenna capacitance.</text:p>
              <text:p text:style-name="P1"/>
            </office:annotation>
          </table:table-cell>
          <table:table-cell table:style-name="ce10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10" table:number-columns-repeated="3"/>
          <table:table-cell table:number-columns-repeated="3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8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29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3T19:43:21.694030171</meta:creation-date>
    <meta:generator>LibreOffice/24.2.7.2$Linux_X86_64 LibreOffice_project/420$Build-2</meta:generator>
    <dc:date>2026-04-13T21:29:39.059621413</dc:date>
    <meta:editing-duration>PT1H4S</meta:editing-duration>
    <meta:editing-cycles>11</meta:editing-cycles>
    <meta:document-statistic meta:table-count="1" meta:cell-count="33" meta:object-count="0"/>
  </office:meta>
</office:document-meta>
</file>